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start="Square_20_45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_20__28_var_29_" draw:textarea-vertical-align="middle"/>
    </style:style>
    <style:style style:name="gr4" style:family="graphic" style:parent-style-name="objectwithoutfill">
      <style:graphic-properties draw:stroke="dash" draw:stroke-dash="Fine_20_Dashed_20__28_var_29_" draw:marker-start="Square_20_45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marker-start="Square_20_45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Square_20_45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2pt" style:font-size-complex="12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cm" svg:height="1cm" svg:x="16cm" svg:y="2.463cm">
          <text:p text:style-name="P1"><text:span text:style-name="T1">Root</text:span></text:p>
        </draw:rect>
        <draw:rect draw:style-name="gr1" draw:text-style-name="P2" xml:id="id2" draw:id="id2" draw:layer="layout" svg:width="3cm" svg:height="1cm" svg:x="16cm" svg:y="5.463cm">
          <text:p text:style-name="P1"><text:span text:style-name="T1">List&lt;Package&gt;</text:span></text:p>
        </draw:rect>
        <draw:connector draw:style-name="gr2" draw:text-style-name="P3" draw:layer="layout" draw:type="lines" svg:x1="17.5cm" svg:y1="3.463cm" svg:x2="17.5cm" svg:y2="5.463cm" draw:start-shape="id1" draw:start-glue-point="2" draw:end-shape="id2" draw:end-glue-point="0" svg:d="m17500 3463v501 998 501">
          <text:p/>
        </draw:connector>
        <draw:rect draw:style-name="gr1" draw:text-style-name="P2" xml:id="id3" draw:id="id3" draw:layer="layout" svg:width="3cm" svg:height="1cm" svg:x="16cm" svg:y="8.463cm">
          <text:p text:style-name="P1"><text:span text:style-name="T1">Root</text:span></text:p>
          <text:p text:style-name="P1"><text:span text:style-name="T1">Package</text:span></text:p>
        </draw:rect>
        <draw:rect draw:style-name="gr1" draw:text-style-name="P2" xml:id="id4" draw:id="id4" draw:layer="layout" svg:width="3cm" svg:height="1cm" svg:x="16cm" svg:y="11.463cm">
          <text:p text:style-name="P1"><text:span text:style-name="T1">List&lt;Package&gt;</text:span></text:p>
        </draw:rect>
        <draw:connector draw:style-name="gr2" draw:text-style-name="P3" draw:layer="layout" draw:type="lines" svg:x1="17.5cm" svg:y1="9.463cm" svg:x2="17.5cm" svg:y2="11.463cm" draw:start-shape="id3" draw:start-glue-point="2" draw:end-shape="id4" draw:end-glue-point="0" svg:d="m17500 9463v501 998 501">
          <text:p/>
        </draw:connector>
        <draw:connector draw:style-name="gr2" draw:text-style-name="P3" draw:layer="layout" draw:type="lines" svg:x1="17.5cm" svg:y1="6.463cm" svg:x2="17.5cm" svg:y2="8.463cm" draw:start-shape="id2" draw:start-glue-point="2" draw:end-shape="id3" draw:end-glue-point="0" svg:d="m17500 6463v501 998 501">
          <text:p/>
        </draw:connector>
        <draw:rect draw:style-name="gr1" draw:text-style-name="P2" xml:id="id5" draw:id="id5" draw:layer="layout" svg:width="3cm" svg:height="1cm" svg:x="16cm" svg:y="14.463cm">
          <text:p text:style-name="P1"><text:span text:style-name="T1">Nested</text:span></text:p>
          <text:p text:style-name="P1"><text:span text:style-name="T1">Package</text:span></text:p>
        </draw:rect>
        <draw:rect draw:style-name="gr1" draw:text-style-name="P2" xml:id="id6" draw:id="id6" draw:layer="layout" svg:width="3cm" svg:height="1cm" svg:x="16cm" svg:y="17.463cm">
          <text:p text:style-name="P1"><text:span text:style-name="T1">List&lt;Class&gt;</text:span></text:p>
        </draw:rect>
        <draw:connector draw:style-name="gr2" draw:text-style-name="P3" draw:layer="layout" draw:type="lines" svg:x1="17.5cm" svg:y1="15.463cm" svg:x2="17.5cm" svg:y2="17.463cm" draw:start-shape="id5" draw:start-glue-point="2" draw:end-shape="id6" draw:end-glue-point="0" svg:d="m17500 15463v501 998 501">
          <text:p/>
        </draw:connector>
        <draw:connector draw:style-name="gr2" draw:text-style-name="P3" draw:layer="layout" draw:type="lines" svg:x1="17.5cm" svg:y1="12.463cm" svg:x2="17.5cm" svg:y2="14.463cm" draw:start-shape="id4" draw:start-glue-point="2" draw:end-shape="id5" draw:end-glue-point="0" svg:d="m17500 12463v501 998 501">
          <text:p/>
        </draw:connector>
        <draw:rect draw:style-name="gr1" draw:text-style-name="P2" xml:id="id7" draw:id="id7" draw:layer="layout" svg:width="3cm" svg:height="1cm" svg:x="16cm" svg:y="20.463cm">
          <text:p text:style-name="P1"><text:span text:style-name="T1">Class</text:span></text:p>
        </draw:rect>
        <draw:rect draw:style-name="gr1" draw:text-style-name="P2" xml:id="id8" draw:id="id8" draw:layer="layout" svg:width="3cm" svg:height="1cm" svg:x="16cm" svg:y="23.463cm">
          <text:p text:style-name="P1"><text:span text:style-name="T1">List&lt;Package&gt;</text:span></text:p>
        </draw:rect>
        <draw:connector draw:style-name="gr2" draw:text-style-name="P3" draw:layer="layout" draw:type="lines" svg:x1="17.5cm" svg:y1="21.463cm" svg:x2="17.5cm" svg:y2="23.463cm" draw:start-shape="id7" draw:start-glue-point="2" draw:end-shape="id8" draw:end-glue-point="0" svg:d="m17500 21463v501 998 501">
          <text:p/>
        </draw:connector>
        <draw:connector draw:style-name="gr2" draw:text-style-name="P3" draw:layer="layout" draw:type="lines" svg:x1="17.5cm" svg:y1="18.463cm" svg:x2="17.5cm" svg:y2="20.463cm" draw:start-shape="id6" draw:start-glue-point="2" draw:end-shape="id7" draw:end-glue-point="0" svg:d="m17500 18463v501 998 501">
          <text:p/>
        </draw:connector>
        <draw:rect draw:style-name="gr1" draw:text-style-name="P2" xml:id="id9" draw:id="id9" draw:layer="layout" svg:width="3cm" svg:height="1cm" svg:x="15.999cm" svg:y="2.462cm">
          <text:p text:style-name="P1"><text:span text:style-name="T1">Root</text:span></text:p>
        </draw:rect>
        <draw:rect draw:style-name="gr1" draw:text-style-name="P2" xml:id="id10" draw:id="id10" draw:layer="layout" svg:width="3cm" svg:height="1cm" svg:x="15.999cm" svg:y="5.462cm">
          <text:p text:style-name="P1"><text:span text:style-name="T1">ownedPackages</text:span></text:p>
          <text:p text:style-name="P1"><text:span text:style-name="T1">List&lt;Package&gt;</text:span></text:p>
        </draw:rect>
        <draw:connector draw:style-name="gr2" draw:text-style-name="P3" draw:layer="layout" draw:type="lines" svg:x1="17.499cm" svg:y1="3.462cm" svg:x2="17.499cm" svg:y2="5.462cm" draw:start-shape="id9" draw:start-glue-point="2" draw:end-shape="id10" draw:end-glue-point="0" svg:d="m17499 3462v501 998 501">
          <text:p/>
        </draw:connector>
        <draw:rect draw:style-name="gr1" draw:text-style-name="P2" xml:id="id11" draw:id="id11" draw:layer="layout" svg:width="3cm" svg:height="1cm" svg:x="15.999cm" svg:y="8.462cm">
          <text:p text:style-name="P1"><text:span text:style-name="T1">Root</text:span></text:p>
          <text:p text:style-name="P1"><text:span text:style-name="T1">Package</text:span></text:p>
        </draw:rect>
        <draw:rect draw:style-name="gr1" draw:text-style-name="P2" xml:id="id12" draw:id="id12" draw:layer="layout" svg:width="3cm" svg:height="1cm" svg:x="15.999cm" svg:y="11.462cm">
          <text:p text:style-name="P1"><text:span text:style-name="T1">ownedPackages</text:span></text:p>
          <text:p text:style-name="P1"><text:span text:style-name="T1">List&lt;Package&gt;</text:span></text:p>
        </draw:rect>
        <draw:connector draw:style-name="gr2" draw:text-style-name="P3" draw:layer="layout" draw:type="lines" svg:x1="17.499cm" svg:y1="9.462cm" svg:x2="17.499cm" svg:y2="11.462cm" draw:start-shape="id11" draw:start-glue-point="2" draw:end-shape="id12" draw:end-glue-point="0" svg:d="m17499 9462v501 998 501">
          <text:p/>
        </draw:connector>
        <draw:connector draw:style-name="gr2" draw:text-style-name="P3" draw:layer="layout" draw:type="lines" svg:x1="17.499cm" svg:y1="6.462cm" svg:x2="17.499cm" svg:y2="8.462cm" draw:start-shape="id10" draw:start-glue-point="2" draw:end-shape="id11" draw:end-glue-point="0" svg:d="m17499 6462v501 998 501">
          <text:p/>
        </draw:connector>
        <draw:rect draw:style-name="gr1" draw:text-style-name="P2" xml:id="id13" draw:id="id13" draw:layer="layout" svg:width="3cm" svg:height="1cm" svg:x="15.999cm" svg:y="14.462cm">
          <text:p text:style-name="P1"><text:span text:style-name="T1">Nested</text:span></text:p>
          <text:p text:style-name="P1"><text:span text:style-name="T1">Package</text:span></text:p>
        </draw:rect>
        <draw:rect draw:style-name="gr1" draw:text-style-name="P2" xml:id="id14" draw:id="id14" draw:layer="layout" svg:width="3cm" svg:height="1cm" svg:x="15.999cm" svg:y="17.462cm">
          <text:p text:style-name="P1"><text:span text:style-name="T1">ownedClasses</text:span></text:p>
          <text:p text:style-name="P1"><text:span text:style-name="T1">List&lt;Class&gt;</text:span></text:p>
        </draw:rect>
        <draw:connector draw:style-name="gr2" draw:text-style-name="P3" draw:layer="layout" draw:type="lines" svg:x1="17.499cm" svg:y1="15.462cm" svg:x2="17.499cm" svg:y2="17.462cm" draw:start-shape="id13" draw:start-glue-point="2" draw:end-shape="id14" draw:end-glue-point="0" svg:d="m17499 15462v501 998 501">
          <text:p/>
        </draw:connector>
        <draw:connector draw:style-name="gr2" draw:text-style-name="P3" draw:layer="layout" draw:type="lines" svg:x1="17.499cm" svg:y1="12.462cm" svg:x2="17.499cm" svg:y2="14.462cm" draw:start-shape="id12" draw:start-glue-point="2" draw:end-shape="id13" draw:end-glue-point="0" svg:d="m17499 12462v501 998 501">
          <text:p/>
        </draw:connector>
        <draw:rect draw:style-name="gr1" draw:text-style-name="P2" xml:id="id15" draw:id="id15" draw:layer="layout" svg:width="3cm" svg:height="1cm" svg:x="15.999cm" svg:y="20.462cm">
          <text:p text:style-name="P1"><text:span text:style-name="T1">Class</text:span></text:p>
        </draw:rect>
        <draw:rect draw:style-name="gr1" draw:text-style-name="P2" xml:id="id16" draw:id="id16" draw:layer="layout" svg:width="3cm" svg:height="1cm" svg:x="15.999cm" svg:y="23.462cm">
          <text:p text:style-name="P1"><text:span text:style-name="T1">ownedOperations</text:span></text:p>
          <text:p text:style-name="P1"><text:span text:style-name="T1">List&lt;Package&gt;</text:span></text:p>
        </draw:rect>
        <draw:connector draw:style-name="gr2" draw:text-style-name="P3" draw:layer="layout" draw:type="lines" svg:x1="17.499cm" svg:y1="21.462cm" svg:x2="17.499cm" svg:y2="23.462cm" draw:start-shape="id15" draw:start-glue-point="2" draw:end-shape="id16" draw:end-glue-point="0" svg:d="m17499 21462v501 998 501">
          <text:p/>
        </draw:connector>
        <draw:connector draw:style-name="gr2" draw:text-style-name="P3" draw:layer="layout" draw:type="lines" svg:x1="17.499cm" svg:y1="18.462cm" svg:x2="17.499cm" svg:y2="20.462cm" draw:start-shape="id14" draw:start-glue-point="2" draw:end-shape="id15" draw:end-glue-point="0" svg:d="m17499 18462v501 998 501">
          <text:p/>
        </draw:connector>
        <draw:rect draw:style-name="gr1" draw:text-style-name="P2" draw:layer="layout" svg:width="3cm" svg:height="1cm" svg:x="2cm" svg:y="2.463cm">
          <text:p text:style-name="P1"><text:span text:style-name="T1">Root</text:span></text:p>
        </draw:rect>
        <draw:rect draw:style-name="gr3" draw:text-style-name="P2" xml:id="id19" draw:id="id19" draw:layer="layout" svg:width="3cm" svg:height="1cm" svg:x="2cm" svg:y="5.463cm">
          <text:p text:style-name="P1"><text:span text:style-name="T1">List&lt;Package&gt;</text:span></text:p>
        </draw:rect>
        <draw:rect draw:style-name="gr3" draw:text-style-name="P2" xml:id="id17" draw:id="id17" draw:layer="layout" svg:width="3cm" svg:height="1cm" svg:x="2cm" svg:y="8.463cm">
          <text:p text:style-name="P1"><text:span text:style-name="T1">Root</text:span></text:p>
          <text:p text:style-name="P1"><text:span text:style-name="T1">Package</text:span></text:p>
        </draw:rect>
        <draw:rect draw:style-name="gr3" draw:text-style-name="P2" xml:id="id18" draw:id="id18" draw:layer="layout" svg:width="3cm" svg:height="1cm" svg:x="2cm" svg:y="11.463cm">
          <text:p text:style-name="P1"><text:span text:style-name="T1">List&lt;Package&gt;</text:span></text:p>
        </draw:rect>
        <draw:connector draw:style-name="gr4" draw:text-style-name="P3" draw:layer="layout" draw:type="lines" svg:x1="3.5cm" svg:y1="9.463cm" svg:x2="3.5cm" svg:y2="11.463cm" draw:start-shape="id17" draw:start-glue-point="2" draw:end-shape="id18" draw:end-glue-point="0" svg:d="m3500 9463v501 998 501">
          <text:p/>
        </draw:connector>
        <draw:connector draw:style-name="gr4" draw:text-style-name="P3" draw:layer="layout" draw:type="lines" svg:x1="3.5cm" svg:y1="6.463cm" svg:x2="3.5cm" svg:y2="8.463cm" draw:start-shape="id19" draw:start-glue-point="2" draw:end-shape="id17" draw:end-glue-point="0" svg:d="m3500 6463v501 998 501">
          <text:p/>
        </draw:connector>
        <draw:rect draw:style-name="gr3" draw:text-style-name="P2" xml:id="id20" draw:id="id20" draw:layer="layout" svg:width="3cm" svg:height="1cm" svg:x="2cm" svg:y="14.463cm">
          <text:p text:style-name="P1"><text:span text:style-name="T1">Nested</text:span></text:p>
          <text:p text:style-name="P1"><text:span text:style-name="T1">Package</text:span></text:p>
        </draw:rect>
        <draw:rect draw:style-name="gr3" draw:text-style-name="P2" xml:id="id21" draw:id="id21" draw:layer="layout" svg:width="3cm" svg:height="1cm" svg:x="2cm" svg:y="17.463cm">
          <text:p text:style-name="P1"><text:span text:style-name="T1">List&lt;Class&gt;</text:span></text:p>
        </draw:rect>
        <draw:connector draw:style-name="gr4" draw:text-style-name="P3" draw:layer="layout" draw:type="lines" svg:x1="3.5cm" svg:y1="15.463cm" svg:x2="3.5cm" svg:y2="17.463cm" draw:start-shape="id20" draw:start-glue-point="2" draw:end-shape="id21" draw:end-glue-point="0" svg:d="m3500 15463v501 998 501">
          <text:p/>
        </draw:connector>
        <draw:connector draw:style-name="gr4" draw:text-style-name="P3" draw:layer="layout" draw:type="lines" svg:x1="3.5cm" svg:y1="12.463cm" svg:x2="3.5cm" svg:y2="14.463cm" draw:start-shape="id18" draw:start-glue-point="2" draw:end-shape="id20" draw:end-glue-point="0" svg:d="m3500 12463v501 998 501">
          <text:p/>
        </draw:connector>
        <draw:rect draw:style-name="gr3" draw:text-style-name="P2" xml:id="id22" draw:id="id22" draw:layer="layout" svg:width="3cm" svg:height="1cm" svg:x="2cm" svg:y="20.463cm">
          <text:p text:style-name="P1"><text:span text:style-name="T1">Class</text:span></text:p>
        </draw:rect>
        <draw:connector draw:style-name="gr4" draw:text-style-name="P3" draw:layer="layout" draw:type="lines" svg:x1="3.5cm" svg:y1="18.463cm" svg:x2="3.5cm" svg:y2="20.463cm" draw:start-shape="id21" draw:start-glue-point="2" draw:end-shape="id22" draw:end-glue-point="0" svg:d="m3500 18463v501 998 501">
          <text:p/>
        </draw:connector>
        <draw:rect draw:style-name="gr1" draw:text-style-name="P2" xml:id="id23" draw:id="id23" draw:layer="layout" svg:width="3cm" svg:height="1cm" svg:x="1.999cm" svg:y="2.462cm">
          <text:p text:style-name="P1"><text:span text:style-name="T1">CompleteModel</text:span></text:p>
        </draw:rect>
        <draw:rect draw:style-name="gr1" draw:text-style-name="P2" xml:id="id24" draw:id="id24" draw:layer="layout" svg:width="3cm" svg:height="1cm" svg:x="1.999cm" svg:y="5.462cm">
          <text:p text:style-name="P1"><text:span text:style-name="T1">/ownedRootCompletePackages</text:span></text:p>
          <text:p text:style-name="P1"><text:span text:style-name="T1">ParentCompletePackages</text:span></text:p>
        </draw:rect>
        <draw:connector draw:style-name="gr4" draw:text-style-name="P3" draw:layer="layout" draw:type="lines" svg:x1="3.499cm" svg:y1="3.462cm" svg:x2="3.499cm" svg:y2="5.462cm" draw:start-shape="id23" draw:start-glue-point="2" draw:end-shape="id24" draw:end-glue-point="0" svg:d="m3499 3462v501 998 501">
          <text:p/>
        </draw:connector>
        <draw:rect draw:style-name="gr1" draw:text-style-name="P2" xml:id="id25" draw:id="id25" draw:layer="layout" svg:width="3cm" svg:height="1cm" svg:x="1.999cm" svg:y="8.462cm">
          <text:p text:style-name="P1"><text:span text:style-name="T1">ParentCompletePackage</text:span></text:p>
        </draw:rect>
        <draw:rect draw:style-name="gr1" draw:text-style-name="P2" xml:id="id26" draw:id="id26" draw:layer="layout" svg:width="3cm" svg:height="1cm" svg:x="1.999cm" svg:y="11.462cm">
          <text:p text:style-name="P1"><text:span text:style-name="T1">/ownedCompletePackages</text:span></text:p>
          <text:p text:style-name="P1"><text:span text:style-name="T1">NestedCompletePackages</text:span></text:p>
        </draw:rect>
        <draw:connector draw:style-name="gr4" draw:text-style-name="P3" draw:layer="layout" draw:type="lines" svg:x1="3.499cm" svg:y1="9.462cm" svg:x2="3.499cm" svg:y2="11.462cm" draw:start-shape="id25" draw:start-glue-point="2" draw:end-shape="id26" draw:end-glue-point="0" svg:d="m3499 9462v501 998 501">
          <text:p/>
        </draw:connector>
        <draw:rect draw:style-name="gr1" draw:text-style-name="P2" xml:id="id27" draw:id="id27" draw:layer="layout" svg:width="3cm" svg:height="1cm" svg:x="1.999cm" svg:y="14.462cm">
          <text:p text:style-name="P1"><text:span text:style-name="T1">NestedCompletePackage</text:span></text:p>
        </draw:rect>
        <draw:rect draw:style-name="gr1" draw:text-style-name="P2" xml:id="id28" draw:id="id28" draw:layer="layout" svg:width="3cm" svg:height="1cm" svg:x="1.999cm" svg:y="17.462cm">
          <text:p text:style-name="P1"><text:span text:style-name="T1">/ownedCompleteClasses</text:span></text:p>
          <text:p text:style-name="P1"><text:span text:style-name="T1">CompleteClasses</text:span></text:p>
        </draw:rect>
        <draw:connector draw:style-name="gr4" draw:text-style-name="P3" draw:layer="layout" draw:type="lines" svg:x1="3.499cm" svg:y1="15.462cm" svg:x2="3.499cm" svg:y2="17.462cm" draw:start-shape="id27" draw:start-glue-point="2" draw:end-shape="id28" draw:end-glue-point="0" svg:d="m3499 15462v501 998 501">
          <text:p/>
        </draw:connector>
        <draw:connector draw:style-name="gr4" draw:text-style-name="P3" draw:layer="layout" draw:type="lines" svg:x1="3.499cm" svg:y1="12.462cm" svg:x2="3.499cm" svg:y2="14.462cm" draw:start-shape="id26" draw:start-glue-point="2" draw:end-shape="id27" draw:end-glue-point="0" svg:d="m3499 12462v501 998 501">
          <text:p/>
        </draw:connector>
        <draw:rect draw:style-name="gr3" draw:text-style-name="P2" xml:id="id29" draw:id="id29" draw:layer="layout" svg:width="3cm" svg:height="1cm" svg:x="1.999cm" svg:y="20.462cm">
          <text:p text:style-name="P1"><text:span text:style-name="T1">CompleteClass</text:span></text:p>
        </draw:rect>
        <draw:connector draw:style-name="gr4" draw:text-style-name="P3" draw:layer="layout" draw:type="lines" svg:x1="3.499cm" svg:y1="18.462cm" svg:x2="3.499cm" svg:y2="20.462cm" draw:start-shape="id28" draw:start-glue-point="2" draw:end-shape="id29" draw:end-glue-point="0" svg:d="m3499 18462v501 998 501">
          <text:p/>
        </draw:connector>
        <draw:rect draw:style-name="gr3" draw:text-style-name="P2" xml:id="id30" draw:id="id30" draw:layer="layout" svg:width="3cm" svg:height="1cm" svg:x="7cm" svg:y="8.463cm">
          <text:p text:style-name="P1"><text:span text:style-name="T1">/partialPackages</text:span></text:p>
          <text:p text:style-name="P1"><text:span text:style-name="T1">PartialPackages</text:span></text:p>
        </draw:rect>
        <draw:connector draw:style-name="gr5" draw:text-style-name="P3" draw:layer="layout" draw:type="lines" svg:x1="10cm" svg:y1="8.963cm" svg:x2="15.999cm" svg:y2="8.962cm" draw:start-shape="id30" draw:start-glue-point="1" draw:end-shape="id11" draw:end-glue-point="3" svg:d="m10000 8963h501l4997-1h501">
          <text:p/>
        </draw:connector>
        <draw:connector draw:style-name="gr4" draw:text-style-name="P3" draw:layer="layout" draw:type="lines" svg:x1="4.999cm" svg:y1="8.962cm" svg:x2="7cm" svg:y2="8.963cm" draw:start-shape="id25" draw:start-glue-point="1" draw:end-shape="id30" draw:end-glue-point="3" svg:d="m4999 8962h967l533 1h501">
          <text:p/>
        </draw:connector>
        <draw:rect draw:style-name="gr3" draw:text-style-name="P2" xml:id="id32" draw:id="id32" draw:layer="layout" svg:width="3cm" svg:height="1cm" svg:x="7cm" svg:y="7.463cm">
          <text:p text:style-name="P1"><text:span text:style-name="T1">IPackageListener</text:span></text:p>
        </draw:rect>
        <draw:rect draw:style-name="gr3" draw:text-style-name="P2" xml:id="id31" draw:id="id31" draw:layer="layout" svg:width="3cm" svg:height="1cm" svg:x="14cm" svg:y="7.463cm">
          <text:p text:style-name="P1"><text:span text:style-name="T1">PackageListeners</text:span></text:p>
        </draw:rect>
        <draw:connector draw:style-name="gr5" draw:text-style-name="P3" draw:layer="layout" draw:type="lines" svg:x1="14cm" svg:y1="7.963cm" svg:x2="10cm" svg:y2="7.963cm" draw:start-shape="id31" draw:start-glue-point="3" draw:end-shape="id32" svg:d="m14000 7963h-501-2998-501">
          <text:p/>
        </draw:connector>
        <draw:rect draw:style-name="gr3" draw:text-style-name="P2" xml:id="id33" draw:id="id33" draw:layer="layout" svg:width="3cm" svg:height="1cm" svg:x="7cm" svg:y="14.463cm">
          <text:p text:style-name="P1"><text:span text:style-name="T1">/partialPackages</text:span></text:p>
          <text:p text:style-name="P1"><text:span text:style-name="T1">PartialPackages</text:span></text:p>
        </draw:rect>
        <draw:connector draw:style-name="gr5" draw:text-style-name="P3" draw:layer="layout" draw:type="lines" svg:x1="10cm" svg:y1="14.963cm" svg:x2="15.999cm" svg:y2="14.962cm" draw:start-shape="id33" draw:start-glue-point="1" svg:d="m10000 14963h501l5498-1v0">
          <text:p/>
        </draw:connector>
        <draw:rect draw:style-name="gr3" draw:text-style-name="P2" xml:id="id35" draw:id="id35" draw:layer="layout" svg:width="3cm" svg:height="1cm" svg:x="7cm" svg:y="13.463cm">
          <text:p text:style-name="P1"><text:span text:style-name="T1">IPackageListener</text:span></text:p>
        </draw:rect>
        <draw:rect draw:style-name="gr3" draw:text-style-name="P2" xml:id="id34" draw:id="id34" draw:layer="layout" svg:width="3cm" svg:height="1cm" svg:x="14cm" svg:y="13.463cm">
          <text:p text:style-name="P1"><text:span text:style-name="T1">PackageListeners</text:span></text:p>
        </draw:rect>
        <draw:connector draw:style-name="gr5" draw:text-style-name="P3" draw:layer="layout" draw:type="lines" svg:x1="14cm" svg:y1="13.963cm" svg:x2="10cm" svg:y2="13.963cm" draw:start-shape="id34" draw:start-glue-point="3" draw:end-shape="id35" svg:d="m14000 13963h-501-2998-501">
          <text:p/>
        </draw:connector>
        <draw:rect draw:style-name="gr3" draw:text-style-name="P2" xml:id="id36" draw:id="id36" draw:layer="layout" svg:width="3cm" svg:height="1cm" svg:x="7cm" svg:y="20.463cm">
          <text:p text:style-name="P1"><text:span text:style-name="T1">/partialClasses</text:span></text:p>
          <text:p text:style-name="P1"><text:span text:style-name="T1">PartialClasses</text:span></text:p>
        </draw:rect>
        <draw:connector draw:style-name="gr5" draw:text-style-name="P3" draw:layer="layout" draw:type="lines" svg:x1="10cm" svg:y1="20.963cm" svg:x2="15.999cm" svg:y2="20.962cm" draw:start-shape="id36" draw:start-glue-point="1" svg:d="m10000 20963h501l5498-1v0">
          <text:p/>
        </draw:connector>
        <draw:rect draw:style-name="gr3" draw:text-style-name="P2" xml:id="id38" draw:id="id38" draw:layer="layout" svg:width="3cm" svg:height="1cm" svg:x="7cm" svg:y="19.463cm">
          <text:p text:style-name="P1"><text:span text:style-name="T1">IClassListener</text:span></text:p>
        </draw:rect>
        <draw:rect draw:style-name="gr3" draw:text-style-name="P2" xml:id="id37" draw:id="id37" draw:layer="layout" svg:width="3cm" svg:height="1cm" svg:x="14cm" svg:y="19.463cm">
          <text:p text:style-name="P1"><text:span text:style-name="T1">ClassListeners</text:span></text:p>
        </draw:rect>
        <draw:connector draw:style-name="gr5" draw:text-style-name="P3" draw:layer="layout" draw:type="lines" svg:x1="14cm" svg:y1="19.963cm" svg:x2="10cm" svg:y2="19.963cm" draw:start-shape="id37" draw:start-glue-point="3" draw:end-shape="id38" svg:d="m14000 19963h-501-2998-501">
          <text:p/>
        </draw:connector>
        <draw:connector draw:style-name="gr4" draw:text-style-name="P3" draw:layer="layout" draw:type="lines" svg:x1="4.999cm" svg:y1="14.962cm" svg:x2="7cm" svg:y2="14.963cm" draw:start-shape="id27" draw:start-glue-point="1" draw:end-shape="id33" draw:end-glue-point="3" svg:d="m4999 14962h1007l493 1h501">
          <text:p/>
        </draw:connector>
        <draw:connector draw:style-name="gr4" draw:text-style-name="P3" draw:layer="layout" draw:type="lines" svg:x1="4.999cm" svg:y1="20.962cm" svg:x2="7cm" svg:y2="20.963cm" draw:start-shape="id29" draw:start-glue-point="1" draw:end-shape="id36" draw:end-glue-point="3" svg:d="m4999 20962h501l999 1h501">
          <text:p/>
        </draw:connector>
        <draw:rect draw:style-name="gr1" draw:text-style-name="P2" draw:layer="layout" svg:width="3cm" svg:height="1cm" svg:x="14cm" svg:y="9.463cm">
          <text:p text:style-name="P1"><text:span text:style-name="T1">name</text:span></text:p>
          <text:p text:style-name="P1"><text:span text:style-name="T1">String</text:span></text:p>
        </draw:rect>
        <draw:rect draw:style-name="gr1" draw:text-style-name="P2" draw:layer="layout" svg:width="3cm" svg:height="1cm" svg:x="14cm" svg:y="15.463cm">
          <text:p text:style-name="P1"><text:span text:style-name="T1">name</text:span></text:p>
          <text:p text:style-name="P1"><text:span text:style-name="T1">String</text:span></text:p>
        </draw:rect>
        <draw:rect draw:style-name="gr1" draw:text-style-name="P2" draw:layer="layout" svg:width="3cm" svg:height="1cm" svg:x="14cm" svg:y="21.463cm">
          <text:p text:style-name="P1"><text:span text:style-name="T1">name</text:span></text:p>
          <text:p text:style-name="P1"><text:span text:style-name="T1">String</text:span></text:p>
        </draw:rect>
        <draw:rect draw:style-name="gr1" draw:text-style-name="P2" xml:id="id39" draw:id="id39" draw:layer="layout" svg:width="3cm" svg:height="1cm" svg:x="16cm" svg:y="26.463cm">
          <text:p text:style-name="P1"><text:span text:style-name="T1">Operation</text:span></text:p>
        </draw:rect>
        <draw:rect draw:style-name="gr1" draw:text-style-name="P2" draw:layer="layout" svg:width="3cm" svg:height="1cm" svg:x="14cm" svg:y="27.463cm">
          <text:p text:style-name="P1"><text:span text:style-name="T1">name</text:span></text:p>
          <text:p text:style-name="P1"><text:span text:style-name="T1">String</text:span></text:p>
        </draw:rect>
        <draw:connector draw:style-name="gr2" draw:text-style-name="P3" draw:layer="layout" draw:type="lines" svg:x1="17.499cm" svg:y1="24.462cm" svg:x2="17.5cm" svg:y2="26.463cm" draw:start-shape="id16" draw:start-glue-point="2" draw:end-shape="id39" draw:end-glue-point="0" svg:d="m17499 24462v501l1 999v501">
          <text:p/>
        </draw:connector>
        <draw:rect draw:style-name="gr1" draw:text-style-name="P2" xml:id="id40" draw:id="id40" draw:layer="layout" svg:width="3cm" svg:height="1cm" svg:x="7.001cm" svg:y="2.463cm">
          <text:p text:style-name="P1"><text:span text:style-name="T1">partialRoots</text:span></text:p>
          <text:p text:style-name="P1"><text:span text:style-name="T1">PartialRoots</text:span></text:p>
        </draw:rect>
        <draw:connector draw:style-name="gr6" draw:text-style-name="P3" draw:layer="layout" draw:type="lines" svg:x1="10.001cm" svg:y1="2.963cm" svg:x2="16cm" svg:y2="2.962cm" draw:start-shape="id40" draw:start-glue-point="1" svg:d="m10001 2963h501l5498-1v0">
          <text:p/>
        </draw:connector>
        <draw:connector draw:style-name="gr2" draw:text-style-name="P3" draw:layer="layout" draw:type="lines" svg:x1="5cm" svg:y1="2.962cm" svg:x2="7.001cm" svg:y2="2.963cm" draw:end-shape="id40" draw:end-glue-point="3" svg:d="m5000 2962v0l1500 1h501">
          <text:p/>
        </draw:connector>
        <draw:rect draw:style-name="gr3" draw:text-style-name="P2" xml:id="id42" draw:id="id42" draw:layer="layout" svg:width="3cm" svg:height="1cm" svg:x="7.001cm" svg:y="1.463cm">
          <text:p text:style-name="P1"><text:span text:style-name="T1">IRootListener</text:span></text:p>
        </draw:rect>
        <draw:rect draw:style-name="gr3" draw:text-style-name="P2" xml:id="id41" draw:id="id41" draw:layer="layout" svg:width="3cm" svg:height="1cm" svg:x="14.001cm" svg:y="1.463cm">
          <text:p text:style-name="P1"><text:span text:style-name="T1">RootListeners</text:span></text:p>
        </draw:rect>
        <draw:connector draw:style-name="gr5" draw:text-style-name="P3" draw:layer="layout" draw:type="lines" svg:x1="14.001cm" svg:y1="1.963cm" svg:x2="10.001cm" svg:y2="1.963cm" draw:start-shape="id41" draw:start-glue-point="3" draw:end-shape="id42" svg:d="m14001 1963h-501-2998-501">
          <text:p/>
        </draw:connector>
        <draw:frame draw:style-name="gr7" draw:layer="layout" svg:width="0.8cm" svg:height="0.963cm" svg:x="3.4cm" svg:y="23.963cm">
          <draw:text-box>
            <text:p>*</text:p>
          </draw:text-box>
        </draw:frame>
        <draw:frame draw:style-name="gr7" draw:layer="layout" svg:width="0.8cm" svg:height="0.963cm" svg:x="2.6cm" svg:y="19.563cm">
          <draw:text-box>
            <text:p>*</text:p>
          </draw:text-box>
        </draw:frame>
        <draw:frame draw:style-name="gr7" draw:layer="layout" svg:width="0.8cm" svg:height="0.963cm" svg:x="2.7cm" svg:y="13.463cm">
          <draw:text-box>
            <text:p>*</text:p>
          </draw:text-box>
        </draw:frame>
        <draw:frame draw:style-name="gr7" draw:layer="layout" svg:width="0.8cm" svg:height="0.963cm" svg:x="2.7cm" svg:y="7.463cm">
          <draw:text-box>
            <text:p>*</text:p>
          </draw:text-box>
        </draw:frame>
        <draw:frame draw:style-name="gr7" draw:layer="layout" svg:width="0.8cm" svg:height="0.963cm" svg:x="17.5cm" svg:y="7.463cm">
          <draw:text-box>
            <text:p>*</text:p>
          </draw:text-box>
        </draw:frame>
        <draw:frame draw:style-name="gr7" draw:layer="layout" svg:width="0.8cm" svg:height="0.963cm" svg:x="17.5cm" svg:y="13.463cm">
          <draw:text-box>
            <text:p>*</text:p>
          </draw:text-box>
        </draw:frame>
        <draw:frame draw:style-name="gr7" draw:layer="layout" svg:width="0.8cm" svg:height="0.963cm" svg:x="17.5cm" svg:y="19.463cm">
          <draw:text-box>
            <text:p>*</text:p>
          </draw:text-box>
        </draw:frame>
        <draw:frame draw:style-name="gr7" draw:layer="layout" svg:width="0.8cm" svg:height="0.963cm" svg:x="17.5cm" svg:y="25.5cm">
          <draw:text-box>
            <text:p>*</text:p>
          </draw:text-box>
        </draw:frame>
        <draw:frame draw:style-name="gr7" draw:layer="layout" svg:width="0.8cm" svg:height="0.963cm" svg:x="10cm" svg:y="18.963cm">
          <draw:text-box>
            <text:p>*</text:p>
          </draw:text-box>
        </draw:frame>
        <draw:frame draw:style-name="gr7" draw:layer="layout" svg:width="0.8cm" svg:height="0.963cm" svg:x="10cm" svg:y="13cm">
          <draw:text-box>
            <text:p>*</text:p>
          </draw:text-box>
        </draw:frame>
        <draw:frame draw:style-name="gr7" draw:layer="layout" svg:width="0.8cm" svg:height="0.963cm" svg:x="10cm" svg:y="7cm">
          <draw:text-box>
            <text:p>*</text:p>
          </draw:text-box>
        </draw:frame>
        <draw:frame draw:style-name="gr7" draw:layer="layout" svg:width="0.8cm" svg:height="0.963cm" svg:x="10cm" svg:y="1cm">
          <draw:text-box>
            <text:p>*</text:p>
          </draw:text-box>
        </draw:frame>
        <draw:frame draw:style-name="gr7" draw:layer="layout" svg:width="0.8cm" svg:height="0.963cm" svg:x="15cm" svg:y="8.3cm">
          <draw:text-box>
            <text:p>*</text:p>
          </draw:text-box>
        </draw:frame>
        <draw:frame draw:style-name="gr7" draw:layer="layout" svg:width="0.8cm" svg:height="0.963cm" svg:x="15cm" svg:y="2.4cm">
          <draw:text-box>
            <text:p>*</text:p>
          </draw:text-box>
        </draw:frame>
        <draw:frame draw:style-name="gr7" draw:layer="layout" svg:width="0.8cm" svg:height="0.963cm" svg:x="14.9cm" svg:y="14.337cm">
          <draw:text-box>
            <text:p>*</text:p>
          </draw:text-box>
        </draw:frame>
        <draw:frame draw:style-name="gr7" draw:layer="layout" svg:width="0.8cm" svg:height="0.963cm" svg:x="14.9cm" svg:y="20.337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5T16:17:13.97</meta:creation-date>
    <dc:date>2014-09-18T10:09:49.47</dc:date>
    <meta:editing-duration>PT5H12M53S</meta:editing-duration>
    <meta:editing-cycles>4</meta:editing-cycles>
    <meta:generator>OpenOffice.org/3.4.1$Win32 OpenOffice.org_project/341m1$Build-9593</meta:generator>
    <meta:print-date>2014-09-18T07:28:20.76</meta:print-date>
    <meta:document-statistic meta:object-count="100"/>
  </office:meta>
</office:document-meta>
</file>